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1a6ea7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кер Платежей</text:p>
      <text:p text:style-name="P1"/>
      <text:p text:style-name="P1">Напишите программу, которая ведет учет платежей. Каждый платеж включает валюту и сумму. Программа должна выводить список всех валют и сумм на консоль один раз в минуту. Входные данные могут быть введены в командную строку, а также загружены из файла при запуске.</text:p>
      <text:p text:style-name="P1"/>
      <text:p text:style-name="P1">Пример ввода:<text:line-break/><text:line-break/><text:bookmark-start text:name="__DdeLink__109_1665666348"/><text:bookmark-start text:name="__DdeLink__98_622725194"/><text:bookmark-start text:name="__DdeLink__108_2721555468"/>* USD 1000<text:bookmark-end text:name="__DdeLink__98_622725194"/></text:p>
      <text:p text:style-name="P1"/>
      <text:p text:style-name="P1"><text:bookmark-start text:name="__DdeLink__100_622725194"/>* HKD 100</text:p>
      <text:p text:style-name="P1"/>
      <text:p text:style-name="P1">* USD -100</text:p>
      <text:p text:style-name="P1"/>
      <text:p text:style-name="P1">* RMB 2000</text:p>
      <text:p text:style-name="P1"/>
      <text:p text:style-name="P1">* HKD 200<text:bookmark-end text:name="__DdeLink__109_1665666348"/><text:bookmark-end text:name="__DdeLink__108_2721555468"/><text:bookmark-end text:name="__DdeLink__100_622725194"/></text:p>
      <text:p text:style-name="P1"/>
      <text:p text:style-name="P2"><text:bookmark-start text:name="__DdeLink__187_4035914029"/><text:bookmark-start text:name="__DdeLink__232_2905746434"/><text:bookmark-start text:name="__DdeLink__203_4035914029"/><text:bookmark-start text:name="__DdeLink__219_4035914029"/><text:bookmark-start text:name="__DdeLink__235_4035914029"/><text:bookmark-start text:name="__DdeLink__251_4035914029"/><text:bookmark-start text:name="__DdeLink__267_4035914029"/><text:bookmark-start text:name="__DdeLink__283_4035914029"/><text:bookmark-start text:name="__DdeLink__299_4035914029"/><text:bookmark-start text:name="__DdeLink__315_4035914029"/><text:bookmark-start text:name="__DdeLink__331_4035914029"/><text:bookmark-start text:name="__DdeLink__347_4035914029"/><text:bookmark-start text:name="__DdeLink__363_4035914029"/><text:bookmark-start text:name="__DdeLink__379_4035914029"/><text:bookmark-start text:name="__DdeLink__395_4035914029"/><text:bookmark-start text:name="__DdeLink__411_4035914029"/><text:bookmark-start text:name="__DdeLink__427_4035914029"/><text:bookmark-start text:name="__DdeLink__443_4035914029"/><text:bookmark-start text:name="__DdeLink__120_1665666348"/><text:bookmark-start text:name="__DdeLink__226_3732542649"/><text:bookmark-start text:name="__DdeLink__210_3732542649"/><text:bookmark-start text:name="__DdeLink__194_3732542649"/><text:bookmark-start text:name="__DdeLink__175_3732542649"/><text:bookmark-start text:name="__DdeLink__171_3732542649"/><text:bookmark-start text:name="__DdeLink__167_3732542649"/><text:bookmark-start text:name="__DdeLink__163_3732542649"/><text:bookmark-start text:name="__DdeLink__159_3732542649"/><text:bookmark-start text:name="__DdeLink__161_1479098390"/><text:bookmark-start text:name="__DdeLink__157_1479098390"/><text:bookmark-start text:name="__DdeLink__147_12165968"/><text:bookmark-start text:name="__DdeLink__151_12165968"/><text:bookmark-start text:name="__DdeLink__155_12165968"/><text:bookmark-start text:name="__DdeLink__159_12165968"/><text:bookmark-start text:name="__DdeLink__459_4035914029"/><text:bookmark-start text:name="__DdeLink__475_4035914029"/><text:bookmark-start text:name="__DdeLink__98_6227251942"/>USD 1000<text:bookmark-end text:name="__DdeLink__98_6227251942"/></text:p>
      <text:p text:style-name="P2"><text:bookmark-start text:name="__DdeLink__100_6227251942"/>HKD 100</text:p>
      <text:p text:style-name="P2">USD -100</text:p>
      <text:p text:style-name="P2">RMB 2000</text:p>
      <text:p text:style-name="P2">HKD 200<text:bookmark-end text:name="__DdeLink__147_12165968"/><text:bookmark-end text:name="__DdeLink__151_12165968"/><text:bookmark-end text:name="__DdeLink__155_12165968"/><text:bookmark-end text:name="__DdeLink__159_12165968"/><text:bookmark-end text:name="__DdeLink__100_6227251942"/><text:bookmark-end text:name="__DdeLink__120_1665666348"/><text:bookmark-end text:name="__DdeLink__157_1479098390"/><text:bookmark-end text:name="__DdeLink__161_1479098390"/><text:bookmark-end text:name="__DdeLink__175_3732542649"/><text:bookmark-end text:name="__DdeLink__171_3732542649"/><text:bookmark-end text:name="__DdeLink__167_3732542649"/><text:bookmark-end text:name="__DdeLink__163_3732542649"/><text:bookmark-end text:name="__DdeLink__159_3732542649"/><text:bookmark-end text:name="__DdeLink__232_2905746434"/></text:p>
      <text:p text:style-name="P1"><text:bookmark-end text:name="__DdeLink__226_3732542649"/><text:bookmark-end text:name="__DdeLink__210_3732542649"/><text:bookmark-end text:name="__DdeLink__187_4035914029"/><text:bookmark-end text:name="__DdeLink__203_4035914029"/><text:bookmark-end text:name="__DdeLink__219_4035914029"/><text:bookmark-end text:name="__DdeLink__235_4035914029"/><text:bookmark-end text:name="__DdeLink__251_4035914029"/><text:bookmark-end text:name="__DdeLink__267_4035914029"/><text:bookmark-end text:name="__DdeLink__283_4035914029"/><text:bookmark-end text:name="__DdeLink__299_4035914029"/><text:bookmark-end text:name="__DdeLink__315_4035914029"/><text:bookmark-end text:name="__DdeLink__331_4035914029"/><text:bookmark-end text:name="__DdeLink__347_4035914029"/><text:bookmark-end text:name="__DdeLink__363_4035914029"/><text:bookmark-end text:name="__DdeLink__379_4035914029"/><text:bookmark-end text:name="__DdeLink__395_4035914029"/><text:bookmark-end text:name="__DdeLink__411_4035914029"/><text:bookmark-end text:name="__DdeLink__427_4035914029"/><text:bookmark-end text:name="__DdeLink__443_4035914029"/><text:bookmark-end text:name="__DdeLink__459_4035914029"/><text:bookmark-end text:name="__DdeLink__475_4035914029"/><text:bookmark-end text:name="__DdeLink__194_3732542649"/></text:p>
      <text:p text:style-name="P1"/>
      <text:p text:style-name="P1">Пример вывода:</text:p>
      <text:p text:style-name="P1"/>
      <text:p text:style-name="P1">* USD 900</text:p>
      <text:p text:style-name="P1"/>
      <text:p text:style-name="P1"><text:soft-page-break/>* RMB 2000</text:p>
      <text:p text:style-name="P1"/>
      <text:p text:style-name="P1">* HKD 300</text:p>
      <text:p text:style-name="P1"/>
      <text:p text:style-name="P1">Подробные требования</text:p>
      <text:p text:style-name="P1"/>
      <text:p text:style-name="P1">При запуске программы Java можно указать имя файла. Формат файла будет одна или несколько строк с кодом валюты сумма, как в Примере ввода выше, где валюта может быть любой прописные 3 буквенный код, такие как USD, HKD, юаней, NZD, GBP и т.д. Затем пользователь может ввести дополнительные строки в консоль, введя валюту и сумму и нажав клавишу Ввод. Один раз в минуту должны отображаться выходные данные, показывающие чистые суммы каждой валюты. Если чистая сумма равна 0, эта валюта не должна отображаться. Когда пользователь вводит "quit", программа должна выйти.</text:p>
      <text:p text:style-name="P1"/>
      <text:p text:style-name="P1">Возможно, вам придется сделать некоторые предположения. Например, если пользователь вводит недопустимый ввод, можно отобразить сообщение об ошибке или выйти из программы. Для каждого предположения запишите его в файле readme.txt и включить его при отправке проекта.</text:p>
      <text:p text:style-name="P1"/>
      <text:p text:style-name="P1">Вещи, которые вы можете использовать:</text:p>
      <text:p text:style-name="P1"/>
      <text:p text:style-name="P1">* Модульное тестирование</text:p>
      <text:p text:style-name="P1"/>
      <text:p text:style-name="P1">* Код многопотоковое исполнение</text:p>
      <text:p text:style-name="P1"/>
      <text:p text:style-name="P1">* Шаблоны программирования</text:p>
      <text:p text:style-name="P1"/>
      <text:p text:style-name="P1"><text:soft-page-break/>Пожалуйста, поместите ваш код в репозиторий bitbucket / github. Мы должны иметь возможность легко создавать и запускать вашу программу (вы можете использовать Maven, Ant и т. д.). Включите инструкции по запуску программы.</text:p>
      <text:p text:style-name="P1"/>
      <text:p text:style-name="P1">Дополнительный бонусный вопрос</text:p>
      <text:p text:style-name="P1"/>
      <text:p text:style-name="P1">Разрешить каждой валюте иметь настроенный обменный курс по сравнению с USD. При отображении выходных данных введите сумму эквивалента USD рядом с ним, например:</text:p>
      <text:p text:style-name="P1"/>
      <text:p text:style-name="P1">* USD 900</text:p>
      <text:p text:style-name="P1"/>
      <text:p text:style-name="P1">* RMB 2000 (USD 314.60)</text:p>
      <text:p text:style-name="P1"/>
      <text:p text:style-name="P1">* HKD 300 (USD 38.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6:58:58.499925744</meta:creation-date>
    <dc:date>2019-02-04T12:31:02.297142544</dc:date>
    <meta:editing-duration>PT20H8M4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29" meta:word-count="292" meta:character-count="1852" meta:non-whitespace-character-count="1588"/>
  </office:meta>
</office:document-meta>
</file>